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4.3cm" svg:y1="2.614cm" svg:x2="5.6cm" svg:y2="2.614cm">
          <text:p/>
        </draw:line>
        <draw:g>
          <draw:custom-shape draw:style-name="gr2" draw:text-style-name="P3" draw:layer="layout" svg:width="1.3cm" svg:height="1.2cm" svg:x="1.6cm" svg:y="2.014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3.348cm" svg:y="2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2.9cm" svg:y="2.0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3cm" svg:height="1.2cm" svg:x="5.8cm" svg:y="2.014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7.548cm" svg:y="2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7.1cm" svg:y="2.0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3cm" svg:height="1.2cm" svg:x="10.1cm" svg:y="2.014cm">
            <text:p text:style-name="P2">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11.848cm" svg:y="2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11.4cm" svg:y="2.01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8.6cm" svg:y1="2.614cm" svg:x2="9.9cm" svg:y2="2.614cm">
          <text:p/>
        </draw:line>
        <draw:line draw:style-name="gr1" draw:text-style-name="P1" draw:layer="layout" svg:x1="12.9cm" svg:y1="2.614cm" svg:x2="14.2cm" svg:y2="2.614cm">
          <text:p/>
        </draw:line>
        <draw:g>
          <draw:custom-shape draw:style-name="gr2" draw:text-style-name="P3" draw:layer="layout" svg:width="1.3cm" svg:height="1.2cm" svg:x="14.3cm" svg:y="2.014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16.048cm" svg:y="2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15.6cm" svg:y="2.014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21.1cm" svg:y1="2.056cm" svg:x2="19.8cm" svg:y2="3.228cm">
          <text:p/>
        </draw:line>
        <draw:frame draw:style-name="gr5" draw:text-style-name="P5" draw:layer="layout" svg:width="1.45cm" svg:height="0.962cm" svg:x="19.15cm" svg:y="0.928cm">
          <draw:text-box>
            <text:p>ID</text:p>
          </draw:text-box>
        </draw:frame>
        <draw:custom-shape draw:style-name="gr2" draw:text-style-name="P3" draw:layer="layout" svg:width="1.3cm" svg:height="1.2cm" svg:x="18.5cm" svg:y="2.02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2cm" svg:x="19.8cm" svg:y="2.02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087cm" svg:y1="2.614cm" svg:x2="18.387cm" svg:y2="2.614cm">
          <text:p/>
        </draw:line>
        <draw:g>
          <draw:custom-shape draw:style-name="gr2" draw:text-style-name="P3" draw:layer="layout" svg:width="1.3cm" svg:height="1.2cm" svg:x="5.8cm" svg:y="5.228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7.548cm" svg:y="5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7.1cm" svg:y="5.228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8.6cm" svg:y1="5.828cm" svg:x2="9.9cm" svg:y2="5.828cm">
          <text:p/>
        </draw:line>
        <draw:g>
          <draw:custom-shape draw:style-name="gr2" draw:text-style-name="P3" draw:layer="layout" svg:width="1.3cm" svg:height="1.2cm" svg:x="10cm" svg:y="5.228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11.748cm" svg:y="5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11.3cm" svg:y="5.228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6.8cm" svg:y1="5.27cm" svg:x2="15.5cm" svg:y2="6.442cm">
          <text:p/>
        </draw:line>
        <draw:frame draw:style-name="gr5" draw:text-style-name="P5" draw:layer="layout" svg:width="1.45cm" svg:height="0.962cm" svg:x="14.85cm" svg:y="4.142cm">
          <draw:text-box>
            <text:p>ID</text:p>
          </draw:text-box>
        </draw:frame>
        <draw:custom-shape draw:style-name="gr2" draw:text-style-name="P3" draw:layer="layout" svg:width="1.3cm" svg:height="1.2cm" svg:x="14.2cm" svg:y="5.242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2cm" svg:x="15.5cm" svg:y="5.2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787cm" svg:y1="5.828cm" svg:x2="14.087cm" svg:y2="5.828cm">
          <text:p/>
        </draw:line>
        <draw:frame draw:style-name="gr6" draw:text-style-name="P6" draw:layer="layout" svg:width="1.065cm" svg:height="0.962cm" svg:x="10.7cm" svg:y="6.9cm">
          <draw:text-box>
            <text:p>a)</text:p>
          </draw:text-box>
        </draw:frame>
        <draw:line draw:style-name="gr1" draw:text-style-name="P1" draw:layer="layout" svg:x1="4.3cm" svg:y1="9.014cm" svg:x2="5.6cm" svg:y2="9.014cm">
          <text:p/>
        </draw:line>
        <draw:g>
          <draw:custom-shape draw:style-name="gr2" draw:text-style-name="P3" draw:layer="layout" svg:width="1.3cm" svg:height="1.2cm" svg:x="1.6cm" svg:y="8.414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3.348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2.9cm" svg:y="8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3cm" svg:height="1.2cm" svg:x="5.8cm" svg:y="8.414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7.548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7.1cm" svg:y="8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3cm" svg:height="1.2cm" svg:x="10.1cm" svg:y="8.414cm">
            <text:p text:style-name="P2">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11.848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11.4cm" svg:y="8.41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8.6cm" svg:y1="9.014cm" svg:x2="9.9cm" svg:y2="9.014cm">
          <text:p/>
        </draw:line>
        <draw:line draw:style-name="gr1" draw:text-style-name="P1" draw:layer="layout" svg:x1="12.9cm" svg:y1="9.014cm" svg:x2="14.2cm" svg:y2="9.014cm">
          <text:p/>
        </draw:line>
        <draw:g>
          <draw:custom-shape draw:style-name="gr2" draw:text-style-name="P3" draw:layer="layout" svg:width="1.3cm" svg:height="1.2cm" svg:x="14.3cm" svg:y="8.414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16.048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15.6cm" svg:y="8.414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21.1cm" svg:y1="8.456cm" svg:x2="19.8cm" svg:y2="9.628cm">
          <text:p/>
        </draw:line>
        <draw:frame draw:style-name="gr5" draw:text-style-name="P5" draw:layer="layout" svg:width="1.45cm" svg:height="0.962cm" svg:x="19.15cm" svg:y="7.328cm">
          <draw:text-box>
            <text:p>ID</text:p>
          </draw:text-box>
        </draw:frame>
        <draw:custom-shape draw:style-name="gr2" draw:text-style-name="P3" draw:layer="layout" svg:width="1.3cm" svg:height="1.2cm" svg:x="18.5cm" svg:y="8.42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2cm" svg:x="19.8cm" svg:y="8.42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087cm" svg:y1="9.014cm" svg:x2="18.387cm" svg:y2="9.014cm">
          <text:p/>
        </draw:line>
        <draw:g>
          <draw:custom-shape draw:style-name="gr2" draw:text-style-name="P3" draw:layer="layout" svg:width="1.3cm" svg:height="1.2cm" svg:x="5.8cm" svg:y="11.628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7.548cm" svg:y="12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7.1cm" svg:y="11.628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8.6cm" svg:y1="12.228cm" svg:x2="9.9cm" svg:y2="12.228cm">
          <text:p/>
        </draw:line>
        <draw:g>
          <draw:custom-shape draw:style-name="gr2" draw:text-style-name="P3" draw:layer="layout" svg:width="1.3cm" svg:height="1.2cm" svg:x="10cm" svg:y="11.628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11.748cm" svg:y="12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11.3cm" svg:y="11.628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6.8cm" svg:y1="11.67cm" svg:x2="15.5cm" svg:y2="12.842cm">
          <text:p/>
        </draw:line>
        <draw:frame draw:style-name="gr5" draw:text-style-name="P5" draw:layer="layout" svg:width="1.45cm" svg:height="0.962cm" svg:x="14.85cm" svg:y="10.542cm">
          <draw:text-box>
            <text:p>ID</text:p>
          </draw:text-box>
        </draw:frame>
        <draw:custom-shape draw:style-name="gr2" draw:text-style-name="P3" draw:layer="layout" svg:width="1.3cm" svg:height="1.2cm" svg:x="14.2cm" svg:y="11.642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2cm" svg:x="15.5cm" svg:y="11.6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787cm" svg:y1="12.228cm" svg:x2="14.087cm" svg:y2="12.228cm">
          <text:p/>
        </draw:line>
        <draw:frame draw:style-name="gr6" draw:text-style-name="P6" draw:layer="layout" svg:width="1.078cm" svg:height="0.962cm" svg:x="10.7cm" svg:y="13.3cm">
          <draw:text-box>
            <text:p>б)</text:p>
          </draw:text-box>
        </draw:frame>
        <draw:line draw:style-name="gr7" draw:text-style-name="P7" draw:layer="layout" svg:x1="21.1cm" svg:y1="9cm" svg:x2="22.6cm" svg:y2="9cm">
          <text:p/>
        </draw:line>
        <draw:line draw:style-name="gr7" draw:text-style-name="P7" draw:layer="layout" svg:x1="22.6cm" svg:y1="9cm" svg:x2="22.6cm" svg:y2="10.4cm">
          <text:p/>
        </draw:line>
        <draw:line draw:style-name="gr7" draw:text-style-name="P7" draw:layer="layout" svg:x1="22.6cm" svg:y1="10.4cm" svg:x2="4.1cm" svg:y2="10.4cm">
          <text:p/>
        </draw:line>
        <draw:line draw:style-name="gr7" draw:text-style-name="P7" draw:layer="layout" svg:x1="4cm" svg:y1="10.4cm" svg:x2="4cm" svg:y2="12.2cm">
          <text:p/>
        </draw:line>
        <draw:line draw:style-name="gr8" draw:text-style-name="P7" draw:layer="layout" svg:x1="4cm" svg:y1="12.2cm" svg:x2="5.7cm" svg:y2="12.2cm">
          <text:p/>
        </draw:line>
        <draw:line draw:style-name="gr1" draw:text-style-name="P1" draw:layer="layout" svg:x1="4.3cm" svg:y1="15.514cm" svg:x2="5.6cm" svg:y2="15.514cm">
          <text:p/>
        </draw:line>
        <draw:g>
          <draw:custom-shape draw:style-name="gr2" draw:text-style-name="P3" draw:layer="layout" svg:width="1.3cm" svg:height="1.2cm" svg:x="1.6cm" svg:y="14.914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3.348cm" svg:y="15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2.9cm" svg:y="14.9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3cm" svg:height="1.2cm" svg:x="5.8cm" svg:y="14.914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7.548cm" svg:y="15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7.1cm" svg:y="14.9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3cm" svg:height="1.2cm" svg:x="10.1cm" svg:y="14.914cm">
            <text:p text:style-name="P2">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11.848cm" svg:y="15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11.4cm" svg:y="14.91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8.6cm" svg:y1="15.514cm" svg:x2="9.9cm" svg:y2="15.514cm">
          <text:p/>
        </draw:line>
        <draw:line draw:style-name="gr1" draw:text-style-name="P1" draw:layer="layout" svg:x1="12.9cm" svg:y1="15.514cm" svg:x2="14.2cm" svg:y2="15.514cm">
          <text:p/>
        </draw:line>
        <draw:g>
          <draw:custom-shape draw:style-name="gr2" draw:text-style-name="P3" draw:layer="layout" svg:width="1.3cm" svg:height="1.2cm" svg:x="14.3cm" svg:y="14.914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16.048cm" svg:y="15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15.6cm" svg:y="14.914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21.1cm" svg:y1="14.956cm" svg:x2="19.8cm" svg:y2="16.128cm">
          <text:p/>
        </draw:line>
        <draw:frame draw:style-name="gr5" draw:text-style-name="P5" draw:layer="layout" svg:width="1.45cm" svg:height="0.962cm" svg:x="19.15cm" svg:y="13.828cm">
          <draw:text-box>
            <text:p>ID</text:p>
          </draw:text-box>
        </draw:frame>
        <draw:custom-shape draw:style-name="gr2" draw:text-style-name="P3" draw:layer="layout" svg:width="1.3cm" svg:height="1.2cm" svg:x="18.5cm" svg:y="14.92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2cm" svg:x="19.8cm" svg:y="14.92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087cm" svg:y1="15.514cm" svg:x2="18.387cm" svg:y2="15.514cm">
          <text:p/>
        </draw:line>
        <draw:g>
          <draw:custom-shape draw:style-name="gr2" draw:text-style-name="P3" draw:layer="layout" svg:width="1.3cm" svg:height="1.2cm" svg:x="5.8cm" svg:y="18.128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7.548cm" svg:y="18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7.1cm" svg:y="18.128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8.6cm" svg:y1="18.728cm" svg:x2="9.9cm" svg:y2="18.728cm">
          <text:p/>
        </draw:line>
        <draw:g>
          <draw:custom-shape draw:style-name="gr2" draw:text-style-name="P3" draw:layer="layout" svg:width="1.3cm" svg:height="1.2cm" svg:x="10cm" svg:y="18.128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4cm" svg:height="0.4cm" svg:x="11.748cm" svg:y="18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cm" svg:height="1.2cm" svg:x="11.3cm" svg:y="18.128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6.8cm" svg:y1="18.17cm" svg:x2="15.5cm" svg:y2="19.342cm">
          <text:p/>
        </draw:line>
        <draw:frame draw:style-name="gr5" draw:text-style-name="P5" draw:layer="layout" svg:width="1.45cm" svg:height="0.962cm" svg:x="14.85cm" svg:y="17.042cm">
          <draw:text-box>
            <text:p>ID</text:p>
          </draw:text-box>
        </draw:frame>
        <draw:custom-shape draw:style-name="gr2" draw:text-style-name="P3" draw:layer="layout" svg:width="1.3cm" svg:height="1.2cm" svg:x="14.2cm" svg:y="18.142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2cm" svg:x="15.5cm" svg:y="18.1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787cm" svg:y1="18.728cm" svg:x2="14.087cm" svg:y2="18.728cm">
          <text:p/>
        </draw:line>
        <draw:frame draw:style-name="gr6" draw:text-style-name="P6" draw:layer="layout" svg:width="1.052cm" svg:height="0.962cm" svg:x="10.7cm" svg:y="19.9cm">
          <draw:text-box>
            <text:p>в)</text:p>
          </draw:text-box>
        </draw:frame>
        <draw:line draw:style-name="gr9" draw:text-style-name="P7" draw:layer="layout" svg:x1="19.216cm" svg:y1="18.735cm" svg:x2="19.2cm" svg:y2="16.2cm">
          <text:p/>
        </draw:line>
        <draw:line draw:style-name="gr10" draw:text-style-name="P7" draw:layer="layout" svg:x1="19.2cm" svg:y1="18.727cm" svg:x2="17cm" svg:y2="18.727cm">
          <text:p/>
        </draw:line>
        <draw:line draw:style-name="gr11" draw:text-style-name="P7" draw:layer="layout" svg:x1="14.9cm" svg:y1="17.5cm" svg:x2="15.868cm" svg:y2="17.5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2T11:04:08.321000000</meta:creation-date>
    <dc:date>2021-12-02T11:23:54.545000000</dc:date>
    <meta:editing-duration>PT19M41S</meta:editing-duration>
    <meta:editing-cycles>12</meta:editing-cycles>
    <meta:generator>LibreOffice/5.4.3.2$Windows_X86_64 LibreOffice_project/92a7159f7e4af62137622921e809f8546db437e5</meta:generator>
    <meta:document-statistic meta:object-count="125"/>
  </office:meta>
</office:document-meta>
</file>